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E00000110ED55B7AEC698BA2A.png" manifest:media-type="image/png"/>
  <manifest:file-entry manifest:full-path="Pictures/10000201000003640000029A5EDD02F7FB787320.png" manifest:media-type="image/png"/>
  <manifest:file-entry manifest:full-path="Pictures/1000020100000331000000FF05A5F9FEAEDE7505.png" manifest:media-type="image/png"/>
  <manifest:file-entry manifest:full-path="Pictures/10000201000003880000029585E963704516DE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b62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in" svg:y="0.3091in" svg:width="6.9252in" svg:height="2.161in" draw:z-index="0"><draw:image xlink:href="Pictures/1000020100000331000000FF05A5F9FEAEDE7505.png" xlink:type="simple" xlink:show="embed" xlink:actuate="onLoad" loext:mime-type="image/png"/></draw:frame><text:span text:style-name="T1">R</text:span>unning hw4large from <text:span text:style-name="T1">D</text:span>ockerhub</text:p>
      <text:p text:style-name="Standard"/>
      <text:p text:style-name="Standard"><draw:frame draw:style-name="fr2" draw:name="Image2" text:anchor-type="paragraph" svg:width="6.9252in" svg:height="5.0634in" draw:z-index="1"><draw:image xlink:href="Pictures/10000201000003880000029585E963704516DE72.png" xlink:type="simple" xlink:show="embed" xlink:actuate="onLoad" loext:mime-type="image/png"/></draw:frame></text:p>
      <text:p text:style-name="Standard"><draw:frame draw:style-name="fr1" draw:name="Image3" text:anchor-type="paragraph" svg:x="-0.0189in" svg:y="0.3492in" svg:width="6.9252in" svg:height="2.3138in" draw:z-index="2"><draw:image xlink:href="Pictures/100002010000032E00000110ED55B7AEC698BA2A.png" xlink:type="simple" xlink:show="embed" xlink:actuate="onLoad" loext:mime-type="image/png"/></draw:frame><text:soft-page-break/><text:span text:style-name="T1">R</text:span>unning hw4tiny from <text:span text:style-name="T1">D</text:span>ockerhub</text:p>
      <text:p text:style-name="Standard"/>
      <text:p text:style-name="Standard"/>
      <text:p text:style-name="Standard"><draw:frame draw:style-name="fr3" draw:name="Image4" text:anchor-type="paragraph" svg:width="6.9252in" svg:height="5.3134in" draw:z-index="3"><draw:image xlink:href="Pictures/10000201000003640000029A5EDD02F7FB78732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7:45:27.030594628</meta:creation-date>
    <dc:date>2019-07-29T17:49:19.560738545</dc:date>
    <meta:editing-duration>PT3M53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2" meta:word-count="8" meta:character-count="61" meta:non-whitespace-character-count="55"/>
  </office:meta>
</office:document-meta>
</file>